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79cm" fo:min-width="2.19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gr10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8.8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4.348cm" svg:y="8.855cm">
          <text:p text:style-name="P4"><text:span text:style-name="T2">logicSynthesis:</text:span></text:p>
          <text:p text:style-name="P4"><text:span text:style-name="T2">base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5.5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10.779cm" svg:y="8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" draw:id="id1" draw:layer="layout" svg:width="3.81cm" svg:height="0.889cm" svg:x="11.818cm" svg:y="9.119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953cm" svg:height="0.846cm" svg:x="11.341cm" svg:y="8.139cm">
          <draw:text-box>
            <text:p><text:span text:style-name="T3">Stage logicSynthesis</text:span></text:p>
          </draw:text-box>
        </draw:frame>
        <draw:custom-shape draw:style-name="gr8" draw:text-style-name="P8" xml:id="id2" draw:id="id2" draw:layer="layout" svg:width="3.81cm" svg:height="0.889cm" svg:x="11.819cm" svg:y="10.889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draw:type="line" svg:x1="13.723cm" svg:y1="10.008cm" svg:x2="13.724cm" svg:y2="10.889cm" draw:start-shape="id1" draw:start-glue-point="8" draw:end-shape="id2" draw:end-glue-point="4" svg:d="M13723 10008l1 881" svg:viewBox="0 0 2 8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7M30S</meta:editing-duration>
    <meta:editing-cycles>29</meta:editing-cycles>
    <meta:generator>LibreOffice/5.1.6.2$Linux_X86_64 LibreOffice_project/10m0$Build-2</meta:generator>
    <dc:date>2017-12-28T00:08:42.037983889</dc:date>
    <meta:document-statistic meta:object-count="11"/>
  </office:meta>
</office:document-meta>
</file>